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3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2">
      <style:graphic-properties draw:stroke="solid" draw:stroke-dash="Ultrafine_20_2_20_Dots_20_3_20_Dashes" svg:stroke-width="0.051cm" svg:stroke-color="#999999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 style:list-style-name="L3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" svg:stroke-width="0.051cm" svg:stroke-color="#999999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solid" draw:stroke-dash="Ultrafine_20_2_20_Dots_20_3_20_Dashes" svg:stroke-width="0.051cm" svg:stroke-color="#999999" draw:marker-start-width="0.276cm" draw:marker-end-width="0.276cm" draw:fill="none" draw:fill-color="#e6e6ff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4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style:style style:name="P2" style:family="paragraph">
      <style:paragraph-properties fo:margin-left="0cm" fo:margin-right="0cm" fo:text-align="center" fo:text-indent="0cm"/>
      <style:text-properties style:use-window-font-color="true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.024cm"/>
    </style:style>
    <style:style style:name="P5" style:family="paragraph">
      <style:paragraph-properties fo:margin-left="0cm" fo:margin-right="0cm" fo:text-align="center" fo:text-indent="0.024cm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6" style:family="paragraph">
      <style:paragraph-properties fo:text-align="center"/>
      <style:text-properties fo:color="#999999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7" style:family="paragraph">
      <style:paragraph-properties fo:margin-left="0cm" fo:margin-right="0cm" fo:text-align="center" fo:text-indent="0cm"/>
      <style:text-properties fo:color="#000000"/>
    </style:style>
    <style:style style:name="P8" style:family="paragraph">
      <style:paragraph-properties fo:margin-left="0cm" fo:margin-right="0cm" fo:text-align="center" fo:text-indent="0cm"/>
      <style:text-properties fo:color="#000000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2" style:family="text">
      <style:text-properties fo:color="#999999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3" style:family="text">
      <style:text-properties fo:color="#000000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text:list-style style:name="L1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3.628cm" svg:x="3.78cm" svg:y="7.07cm">
          <text:p text:style-name="P3"><text:span text:style-name="T5"/></text:p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3" draw:id="id3" draw:layer="layout" svg:width="3.429cm" svg:height="2.05cm" svg:x="14.448cm" svg:y="6.158cm">
          <text:p text:style-name="P2">Appraisal</text:p>
          <text:p text:style-name="P2">&amp;</text:p>
          <text:p text:style-name="P2">Coping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9.906cm" svg:height="5.736cm" svg:x="8.352cm" svg:y="2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6" draw:id="id6" draw:layer="layout" svg:width="3.683cm" svg:height="1.409cm" svg:x="9.401cm" svg:y="6.482cm">
          <text:p text:style-name="P4"><text:span text:style-name="T1">Mo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" draw:id="id1" draw:layer="layout" svg:width="3.12cm" svg:height="1.11cm" svg:x="11.748cm" svg:y="9.596cm">
          <text:p text:style-name="P3"><text:span text:style-name="T2">A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7" draw:id="id7" draw:layer="layout" svg:width="3.554cm" svg:height="1.445cm" svg:x="4.294cm" svg:y="3.931cm">
          <text:p text:style-name="P7"><text:span text:style-name="T3">Collaboration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3.308cm" svg:y1="9.596cm" svg:x2="13.305cm" svg:y2="8.658cm" draw:start-shape="id1" draw:start-glue-point="0" draw:end-shape="id2" draw:end-glue-point="2" svg:d="M13308 9596v-469h-3v-469" svg:viewBox="0 0 4 939">
          <text:p/>
        </draw:connector>
        <draw:connector draw:style-name="gr8" draw:text-style-name="P3" draw:layer="layout" svg:x1="16.162cm" svg:y1="6.158cm" svg:x2="13.084cm" svg:y2="4.649cm" draw:start-shape="id3" draw:start-glue-point="0" draw:end-shape="id4" svg:d="M16162 6158v-1509h-3078" svg:viewBox="0 0 3079 1510">
          <text:p/>
        </draw:connector>
        <draw:connector draw:style-name="gr7" draw:text-style-name="P3" draw:layer="layout" svg:x1="11.049cm" svg:y1="2.91cm" svg:x2="11.059cm" svg:y2="1.905cm" draw:end-shape="id5" draw:end-glue-point="2" svg:d="M11049 2910v-239h10v-766" svg:viewBox="0 0 11 1006">
          <text:p/>
        </draw:connector>
        <draw:connector draw:style-name="gr9" draw:text-style-name="P3" draw:layer="layout" svg:x1="14.448cm" svg:y1="7.183cm" svg:x2="13.084cm" svg:y2="7.186cm" draw:start-shape="id3" draw:start-glue-point="3" draw:end-shape="id6" draw:end-glue-point="1" svg:d="M14448 7183h-683v3h-681" svg:viewBox="0 0 1365 4">
          <text:p/>
        </draw:connector>
        <draw:custom-shape draw:style-name="gr3" draw:text-style-name="P3" draw:layer="layout" svg:width="4.661cm" svg:height="3.287cm" svg:x="3.691cm" svg:y="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4.064cm" svg:height="3.209cm" svg:x="8.225cm" svg:y="2.9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5" draw:id="id5" draw:layer="layout" svg:width="3.374cm" svg:height="1.208cm" svg:x="9.372cm" svg:y="0.697cm">
          <text:p text:style-name="P3"><text:span text:style-name="T2">Perce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4" draw:id="id4" draw:layer="layout" svg:width="3.683cm" svg:height="1.423cm" svg:x="9.401cm" svg:y="3.938cm">
          <text:p text:style-name="P9"><text:span text:style-name="T1">Theory of Mind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9.401cm" svg:y1="4.649cm" svg:x2="7.848cm" svg:y2="4.653cm" draw:start-shape="id4" draw:end-shape="id7" svg:d="M9401 4649h-777v4h-776" svg:viewBox="0 0 1554 5">
          <text:p/>
        </draw:connector>
        <draw:connector draw:style-name="gr8" draw:text-style-name="P3" draw:layer="layout" svg:x1="11.242cm" svg:y1="6.482cm" svg:x2="11.242cm" svg:y2="5.361cm" draw:start-shape="id6" draw:start-glue-point="0" draw:end-shape="id4" draw:end-glue-point="2" svg:d="M11242 6482v-1121" svg:viewBox="0 0 1 1122">
          <text:p/>
        </draw:connector>
        <draw:connector draw:style-name="gr8" draw:text-style-name="P3" draw:layer="layout" svg:x1="17.125cm" svg:y1="6.133cm" svg:x2="6.071cm" svg:y2="3.931cm" draw:end-shape="id7" draw:end-glue-point="0" svg:d="M17125 6133v-2729h-11054v527" svg:viewBox="0 0 11055 2730">
          <text:p/>
        </draw:connector>
        <draw:frame draw:style-name="gr13" draw:text-style-name="P11" draw:layer="layout" svg:width="3.821cm" svg:height="0.692cm" svg:x="14.663cm" svg:y="2.283cm">
          <draw:text-box>
            <text:p><text:span text:style-name="T4">Mental Processes</text:span></text:p>
          </draw:text-box>
        </draw:frame>
        <draw:custom-shape draw:style-name="gr14" draw:text-style-name="P3" draw:layer="layout" svg:width="0.881cm" svg:height="1.47cm" svg:x="5.439cm" svg:y="6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3" draw:layer="layout" svg:width="3.175cm" svg:height="1.911cm" svg:x="4.826cm" svg:y="8.376cm">
          <draw:text-box>
            <text:p text:style-name="P3"><text:span text:style-name="T5">Mental States</text:span></text:p>
            <text:p text:style-name="P3"><text:span text:style-name="T5">&amp; </text:span></text:p>
            <text:p text:style-name="P3"><text:span text:style-name="T5">Emotion</text:span></text:p>
            <text:p text:style-name="P3"><text:span text:style-name="T5">Instances</text:span></text:p>
          </draw:text-box>
        </draw:frame>
        <draw:connector draw:style-name="gr8" draw:text-style-name="P3" draw:layer="layout" draw:line-skew="0.381cm" svg:x1="9.401cm" svg:y1="7.186cm" svg:x2="7.836cm" svg:y2="5.051cm" draw:start-shape="id6" svg:d="M9401 7186h-665v-2135h-900" svg:viewBox="0 0 1566 21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99cc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83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</meta:initial-creator>
    <meta:creation-date>2014-10-06T16:29:49</meta:creation-date>
    <dc:date>2016-10-02T01:42:29.347847259</dc:date>
    <meta:editing-duration>PT5H37M7S</meta:editing-duration>
    <meta:editing-cycles>175</meta:editing-cycles>
    <meta:generator>LibreOffice/4.2.8.2$Linux_X86_64 LibreOffice_project/420m0$Build-2</meta:generator>
    <meta:document-statistic meta:object-count="21"/>
  </office:meta>
</office:document-meta>
</file>